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80.87mm"/>
    </style:style>
    <style:style style:name="co3" style:family="table-column">
      <style:table-column-properties fo:break-before="auto" style:column-width="212.14mm"/>
    </style:style>
    <style:style style:name="co4" style:family="table-column">
      <style:table-column-properties fo:break-before="auto" style:column-width="133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11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Observations</text:p>
          </table:table-cell>
          <table:table-cell table:style-name="ce2" office:value-type="string" calcext:value-type="string">
            <text:p>Guessed Function</text:p>
          </table:table-cell>
          <table:table-cell table:style-name="ce2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c bus voltage monitoring</text:p>
          </table:table-cell>
          <table:table-cell office:value-type="string" calcext:value-type="string">
            <text:p>20v on the dc bus gives 130mV outpu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mp sensor</text:p>
          </table:table-cell>
          <table:table-cell office:value-type="string" calcext:value-type="string">
            <text:p>11.8k to gnd at approx 15c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mp sensor</text:p>
          </table:table-cell>
          <table:table-cell office:value-type="string" calcext:value-type="string">
            <text:p>55k to gnd at approx 15c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mp sensor</text:p>
          </table:table-cell>
          <table:table-cell office:value-type="string" calcext:value-type="string">
            <text:p>55k to gnd at approx 15c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mp sensor</text:p>
          </table:table-cell>
          <table:table-cell office:value-type="string" calcext:value-type="string">
            <text:p>55k to gnd at approx 15c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+12v Vcc 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+5v supply required</text:p>
          </table:table-cell>
          <table:table-cell office:value-type="string" calcext:value-type="string">
            <text:p>Supply for dc bus discharge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C bus discharge pin</text:p>
          </table:table-cell>
          <table:table-cell office:value-type="string" calcext:value-type="string">
            <text:p>Float to discharge dc bus. Ground to remove discharge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+5V Vcc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+12V Vcc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+5V Vcc</text:p>
          </table:table-cell>
          <table:table-cell table:number-columns-repeated="102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Unknown</text:p>
          </table:table-cell>
          <table:table-cell table:style-name="ce4" office:value-type="string" calcext:value-type="string">
            <text:p>Measured +5v with power stage on own. Derived from +5V Vcc. Drops to 0.6v when loaded with a 1k resistor to gnd. This pin goes low if 12V Vcc drops to approx 8v</text:p>
          </table:table-cell>
          <table:table-cell office:value-type="string" calcext:value-type="string">
            <text:p>UVLO???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easured +5v with power stage on own. Derived from +5V Vcc. Drops to 2.5v when loaded with a 1k resistor to gnd.</text:p>
          </table:table-cell>
          <table:table-cell office:value-type="string" calcext:value-type="string">
            <text:p>Unaffected by 12v Vcc status. IGBT Driver reset ??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easured +5v with power stage on own. Derived from +5V Vcc. Drops to 4.8v when loaded with a 1k resistor to gnd.</text:p>
          </table:table-cell>
          <table:table-cell office:value-type="string" calcext:value-type="string">
            <text:p>IGBT Fault line. Possibly a multiplex of Hi and Lo side and buffered??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hase A High</text:p>
          </table:table-cell>
          <table:table-cell office:value-type="string" calcext:value-type="string">
            <text:p>IGBT Drive Signal. 0V low , 5v high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hase A Low</text:p>
          </table:table-cell>
          <table:table-cell office:value-type="string" calcext:value-type="string">
            <text:p>IGBT Drive Signal. 0V low , 5v high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easured +5v with power stage on own. Derived from +5V Vcc. Drops to 4.8v when loaded with a 1k resistor to gnd.</text:p>
          </table:table-cell>
          <table:table-cell office:value-type="string" calcext:value-type="string">
            <text:p>IGBT Fault line. Possibly a multiplex of Hi and Lo side and buffered??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hase B High</text:p>
          </table:table-cell>
          <table:table-cell office:value-type="string" calcext:value-type="string">
            <text:p>IGBT Drive Signal. 0V low , 5v high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hase B Low</text:p>
          </table:table-cell>
          <table:table-cell office:value-type="string" calcext:value-type="string">
            <text:p>IGBT Drive Signal. 0V low , 5v high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easured +5v with power stage on own. Derived from +5V Vcc. Drops to 4.8v when loaded with a 1k resistor to gnd.</text:p>
          </table:table-cell>
          <table:table-cell office:value-type="string" calcext:value-type="string">
            <text:p>IGBT Fault line. Possibly a multiplex of Hi and Lo side and buffered??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hase C High</text:p>
          </table:table-cell>
          <table:table-cell office:value-type="string" calcext:value-type="string">
            <text:p>IGBT Drive Signal. 0V low , 5v high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hase C Low</text:p>
          </table:table-cell>
          <table:table-cell office:value-type="string" calcext:value-type="string">
            <text:p>IGBT Drive Signal. 0V low , 5v high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09:06:26.722000000</meta:creation-date>
    <dc:date>2017-09-23T09:44:36.337000000</dc:date>
    <meta:editing-duration>PT17M7S</meta:editing-duration>
    <meta:editing-cycles>4</meta:editing-cycles>
    <meta:generator>LibreOffice/5.3.2.2$Windows_x86 LibreOffice_project/6cd4f1ef626f15116896b1d8e1398b56da0d0ee1</meta:generator>
    <meta:document-statistic meta:table-count="1" meta:cell-count="75" meta:object-count="0"/>
  </office:meta>
</office:document-meta>
</file>